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>
            <text:p>Budget</text:p>
          </table:table-cell>
          <table:table-cell office:value-type="currency" office:currency="EUR" office:value="41734">
            <text:p>€ 41,734.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ver</text:p>
          </table:table-cell>
        </table:table-row>
        <table:table-row table:style-name="ro1">
          <table:table-cell office:value-type="string">
            <text:p>PF 1</text:p>
          </table:table-cell>
          <table:table-cell office:value-type="currency" office:currency="EUR" office:value="6616">
            <text:p>€ 6,616.00</text:p>
          </table:table-cell>
          <table:table-cell table:formula="of:=[.B2]-[.B4]" office:value-type="currency" office:currency="EUR" office:value="35118">
            <text:p>€ 35,118.00</text:p>
          </table:table-cell>
        </table:table-row>
        <table:table-row table:style-name="ro1">
          <table:table-cell office:value-type="string">
            <text:p>PF 2</text:p>
          </table:table-cell>
          <table:table-cell office:value-type="currency" office:currency="EUR" office:value="8690">
            <text:p>€ 8,690.00</text:p>
          </table:table-cell>
          <table:table-cell table:formula="of:=[.C4]-[.B5]" office:value-type="currency" office:currency="EUR" office:value="26428">
            <text:p>€ 26,428.00</text:p>
          </table:table-cell>
        </table:table-row>
        <table:table-row table:style-name="ro1">
          <table:table-cell office:value-type="string">
            <text:p>PF 3</text:p>
          </table:table-cell>
          <table:table-cell office:value-type="currency" office:currency="EUR" office:value="5584">
            <text:p>€ 5,584.00</text:p>
          </table:table-cell>
          <table:table-cell table:formula="of:=[.C5]-[.B6]" office:value-type="currency" office:currency="EUR" office:value="20844">
            <text:p>€ 20,844.00</text:p>
          </table:table-cell>
        </table:table-row>
        <table:table-row table:style-name="ro1">
          <table:table-cell office:value-type="string">
            <text:p>PF 4 + 5</text:p>
          </table:table-cell>
          <table:table-cell office:value-type="currency" office:currency="EUR" office:value="9822">
            <text:p>€ 9,822.00</text:p>
          </table:table-cell>
          <table:table-cell table:formula="of:=[.C6]-[.B7]" office:value-type="currency" office:currency="EUR" office:value="11022">
            <text:p>€ 11,022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1:42:04</meta:creation-date>
    <dc:date>2012-04-05T11:47:53</dc:date>
    <meta:editing-duration>PT00H05M50S</meta:editing-duration>
    <meta:editing-cycles>1</meta:editing-cycles>
    <meta:document-statistic meta:table-count="3" meta:cell-count="15" meta:object-count="0"/>
    <meta:generator>OpenOffice.org/3.2$Linux OpenOffice.org_project/320m19$Build-9505</meta:generator>
  </office:meta>
</office:document-meta>
</file>